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d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-- Archivo: index.html --&gt;<text:line-break/>&lt;!DOCTYPE html&gt;<text:line-break/>&lt;html lang="es"&gt;<text:line-break/>&lt;head&gt;<text:line-break/> <text:s text:c="3"/>&lt;meta charset="UTF-8"&gt;<text:line-break/> <text:s text:c="3"/>&lt;meta name="viewport" content="width=device-width, initial-scale=1.0"&gt;<text:line-break/> <text:s text:c="3"/>&lt;title&gt;Página de Minerales&lt;/title&gt;<text:line-break/> <text:s text:c="3"/>&lt;link rel="stylesheet" href="estilo_1.css"&gt;<text:line-break/>&lt;/head&gt;<text:line-break/>&lt;body&gt;<text:line-break/> <text:s text:c="3"/>&lt;div class="container"&gt;<text:line-break/> <text:s text:c="7"/>&lt;header&gt;<text:line-break/> <text:s text:c="11"/>&lt;h1&gt;Bienvenidos a la <text:span text:style-name="T1">p</text:span>ágina <text:span text:style-name="T1">web </text:span>de <text:span text:style-name="T1">Iniciación en el mundo de lo </text:span>Minerales&lt;/h1&gt;<text:line-break/> <text:s text:c="7"/>&lt;/header&gt;<text:line-break/> <text:s text:c="7"/>&lt;main&gt;<text:line-break/> <text:s text:c="11"/>&lt;p&gt;<text:span text:style-name="T1">En esta página descubrirás los diversos usos que tiene los minerales para tu vida diaria </text:span>. Desde el lapislázuli hasta el cuarzo rosa, cada piedra tiene una historia y propiedades únicas que aprender.&lt;/p&gt;<text:line-break/> <text:s text:c="11"/>&lt;button onclick="location.href='content.html'"&gt;Explorar más&lt;/button&gt;<text:line-break/> <text:s text:c="7"/>&lt;/main&gt;<text:line-break/> <text:s text:c="7"/>&lt;footer&gt;<text:line-break/> <text:s text:c="11"/>&lt;img src="portada.jpg" alt="Minerales" class="portada"&gt;<text:line-break/> <text:s text:c="7"/>&lt;/footer&gt;<text:line-break/> <text:s text:c="3"/>&lt;/div&gt;<text:line-break/>&lt;/body&gt;<text:line-break/>&lt;/html&gt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3:59:10.440000000</meta:creation-date>
    <dc:date>2024-12-11T14:02:27.525000000</dc:date>
    <meta:editing-duration>PT3M18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" meta:word-count="88" meta:character-count="888" meta:non-whitespace-character-count="681"/>
  </office:meta>
</office:document-meta>
</file>